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egoe UI Web (West European)', 'Segoe UI', apple-system, system-ui, Roboto, 'Helvetica Neue',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text-align="justify" style:justify-single-word="false"/>
    </style:style>
    <style:style style:name="P5" style:family="paragraph" style:parent-style-name="Standard">
      <style:text-properties fo:font-size="14pt" officeooo:paragraph-rsid="001f1bb2" style:font-size-asian="14pt" style:font-size-complex="14pt"/>
    </style:style>
    <style:style style:name="P6" style:family="paragraph" style:parent-style-name="Standard">
      <style:text-properties officeooo:rsid="001f1bb2" officeooo:paragraph-rsid="001f1bb2"/>
    </style:style>
    <style:style style:name="P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01f1e" style:font-name="Segoe UI" fo:font-size="9.80000019073486pt" fo:letter-spacing="normal" fo:font-style="normal" fo:font-weight="normal" loext:padding="0cm" loext:border="none"/>
    </style:style>
    <style:style style:name="T1" style:family="text">
      <style:text-properties fo:font-size="14pt" style:font-size-asian="14pt" style:font-size-complex="14pt"/>
    </style:style>
    <style:style style:name="T2" style:family="text">
      <style:text-properties fo:font-size="14pt" fo:font-style="normal" style:font-size-asian="14pt" style:font-style-asian="normal" style:font-size-complex="14pt" style:font-style-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our les photos :</text:p>
      <text:p text:style-name="P7">Eddy a fait des images de Maya Stalder et de son pavillon des Acacias, des images de la ligne désaffectée du Tonkin.</text:p>
      <text:p text:style-name="P7"/>
      <text:p text:style-name="P7">David a fait des images des gares du Léman Express, de Guillaume Mathelier, maire d'Ambilly et des vues de cette ville, ainsi que des images de Robert Cramer et Robert Borrel.</text:p>
      <text:p text:style-name="Standard"/>
      <text:p text:style-name="P6">Une vidéo encore à voir qui l fait</text:p>
      <text:p text:style-name="P1"/>
      <text:p text:style-name="P5"><text:s text:c="9"/><text:span text:style-name="T5"><text:s text:c="3"/></text:span></text:p>
      <text:p text:style-name="P5"><text:span text:style-name="T5"/></text:p>
      <text:p text:style-name="P5"><text:span text:style-name="T5"/></text:p>
      <text:p text:style-name="P5"><text:span text:style-name="T5">Attention, ce train peut en cacher beaucoup d'autres</text:span></text:p>
      <text:p text:style-name="Standard"/>
      <text:p text:style-name="Standard"><text:s text:c="16"/></text:p>
      <text:p text:style-name="P4"><text:s text:c="12"/><text:span text:style-name="T1"><text:s/>Avec la mise en circulation le 15 décembre du Léman Express, Genève et son agglomération seront enfin dotées d'un réseau urbain et régional. Ce réseau transfrontalier de 230 kilomètres et de 45 gares invite les usagers à repenser leur mobilité quotidienne. </text:span></text:p>
      <text:p text:style-name="Standard"/>
      <text:p text:style-name="Standard"/>
      <text:p text:style-name="Standard"><text:s text:c="11"/><text:span text:style-name="T1"><text:s/>Par Christian Lecomte</text:span></text:p>
      <text:p text:style-name="Standard"/>
      <text:p text:style-name="Standard"/>
      <text:p text:style-name="Standard"/>
      <text:p text:style-name="P4"><text:s text:c="8"/><text:span text:style-name="T1"><text:s text:c="2"/>Saisissant spectacle que celui qui se joue chaque jour, dès l'aube, aux abords de Genève. Files ininterrompues d'automobiles, autant sur les grands axes qu'en campagne, sur ces chemins de traverse voués jadis aux tracteurs et aux écoliers à vélo. Ceux-ci ne s'y risquent plus guère. Le maraîcher se fait furieusement klaxonner et le scolaire a remisé, sur ordre parental, sa monture au garage. Les spécialistes nomment cela congestion. En médecine, c'est une augmentation subite de la quantité de sang dans les vaisseaux qui peut conduire à un accident cardiaque. La métaphore est osée mais il s'agit pourtant de cela à la périphérie de cette ville : un afflux tel que le </text:span><text:span text:style-name="T2">cœur de la cité peine à l'absorber. Sans compter la charge en toxines type CO2 qui s'abat. Une voiture ça pollue. Alors 446 700 ! C'est à peu près, selon des chiffres de 2018 de l’État de Genève, le nombre de véhicules qui traversent quotidiennement les frontières cantonales. Pour être précis : 241 100 venus de Haute-Savoie, 92 900 de l'Ain et 112 700 du canton de Vaud.</text:span></text:p>
      <text:p text:style-name="P3"/>
      <text:p text:style-name="P3"><text:s text:c="4"/>Ce matin pluvieux de fin octobre, l'idée est de se rendre à la Roche-sur-Foron en Haute-Savoie située à 28 kilomètres de Plan-les-Ouates, le point de départ. Un bref déplacement pour sonder l'opinion sur la mise en circulation du Léman Express, le 15 décembre prochain à 5h05 précise. Avec ses 45 gares et ses 230 kilomètres de lignes en Suisse et France voisine, ce RER transfrontalier devrait transporter 50 000 personnes chaque jour et permettre ainsi de réduire de 12% le trafic routier dans le canton de Genève aux heures de pointe. C'est du moins la projection des spécialistes relayée par des politiques comme Serge Dal Busco, le Conseiller d’État genevois en charge du Département des Infrastructures (DI). Il se dit que grâce au Léman Express <text:soft-page-break/>Genève pourrait être toute l'année ce qu'elle montre entre la mi-juillet et le 15 août : une ville <text:s/>beaucoup moins encombrée à défaut d'être fluide.</text:p>
      <text:p text:style-name="P3"/>
      <text:p text:style-name="P2"><text:span text:style-name="T3"><text:s text:c="3"/>Le trajet via Collonges-sous-Salève, Archamps et Etrembières se fait à contre-courant du flux, ce qui n'est pas déplaisant. Vu d'avion, quand il fait encore nuit, il parait que c'est beau comme des guirlandes dans un sapin. Depuis la terre ferme, ce serait plutôt un chapelet besogneux. Les abords de la gare de la Roche-sur-Foron, nœud ferroviaire qui envoie les trains vers Saint-Gervais/Le Fayet ou Annemasse, sont plutôt tristes sous le crachin. Les cafés alentours sont clos. Dans le hall, nulle trace de fonctionnaires de la SNCF. Le rideau de la billetterie est baissé. Les usagers font la queue devant un distributeur automatique et trouvent conseil auprès de celui ou de celle qui visiblement est un(e) habitué(e). Pas de cheminot non plus sur les quais. Il faut toquer à une porte réservée au personnel pour entr'apercevoir un uniforme et une casquette. Grégory, le chef d'escale, tourne la clé deux fois, ouvre et invite à entrer une fois le visiteur identifié grâce à sa carte de presse. Il est à peine trentenaire, très aimable. Ce que pour l'heure il sait du Léman Express se résume «à ces trains test un peu fantômes qui passent de jour comme de nuit.» Il sait aussi que les cadences seront augmentées, «un train environ toutes les 30 minutes aux heures de pointe et il faudra 50 minutes pour rallier la gare Cornavin. » Mais il ignore tout des nouveaux horaires. Les dépliants ne sont pas encore disponibles sur les présentoirs et sur les sites du Léman Express et de la SNCF donnent peu de détails. Il y a un mois de cela, Grégory était encore en poste à Bellegarde (Ain). Il découvre sa nouvelle affectation et confie que des formations sur le Léman Express sont annoncées. On retrouve des usagers non pas sur les quais mais sur la place de la gare. Le prochain train, celui de 8h12, est en fait... un bus. Le réseau ferroviaire haut-savoyard est vétuste et souvent doté que d'une seule voie ce qui limite l'envoi de trains. Ce département a toujours privilégié le routier. Conséquence : 92 % des frontaliers se rendent au travail en voiture. Ce n'est pas le cas d'Anne, la trentaine, réceptionniste dans un hôtel des Rues-Basses, qui </text:span>chaque matin monte dans le car et arrive 30 minutes plus tard aux Eaux-Vives à Genève grâce à la voie rapide réservée aux autobus. Puis elle attrape le tram 12 à Amandolier, descend à Molard. L'arrivée du Léman Express modifiera-t-elle ses habitudes ? «Je ne crois pas, répond-elle, parce que j'aime bien ce bus direct. Et puis je paie 60 euros par mois et j'ai vu sur Internet que l'abonnement mensuel avec le Léman Pass sera de 121 euros, le double. Malheureusement, mon employeur ne prend pas en charge nos transports.» Alain, au volant du 8h12 depuis trois ans, précise: «Tous les matins, 25 personnes environ montent, toujours plus ou moins les mêmes têtes. Il y en a qui viennent d'Annecy, si le train est en retard, je les attends. Pas sûr que le Léman Express offre le même service.» Alain ouvre la soute de son autobus : «Regardez, il y a cinq ou six bicyclettes, je les accepte si elles sont pliables, les gens prennent le bus aussi pour ça.»</text:p>
      <text:p text:style-name="P2"/>
      <text:p text:style-name="P2"><text:s text:c="4"/>Peu après le départ, un jeune homme est arrivé, tout aussi essoufflé que dépité. Sale matinée pour lui : «Mon covoitureur m'a planté à cause d'une grosse fièvre et je viens de rater le 8h12.» Lui proposer donc un <text:span text:style-name="T4">shuttle</text:span> jusqu'à Genève et la station du <text:soft-page-break/>Bachet-de-Pesay. Le tram 18 le déposera à la gare Cornavin. Ensuite il prendra un train pour Coppet où il travaille. Son prénom est David, il est anglais par sa mère et français par son père, bosse dans le conseil aux entreprises. Lui est par avance conquis par le Léman Express. Il explique : «Je vais gagner un temps fou, j'aurai un train direct toutes les trente minutes pour Coppet et environ 50 minutes de voyage. Actuellement, je descends à Annemasse, je prends un bus jusqu'à la douane Moillesulaz puis le tram 12 puis le 14 ou le 18 à Bel Air, ensuite je monte dans un train à Cornavin.» Autre témoignage : celui de Bernard Mugnier, 53 ans, infirmier et responsable-adjoint des soins aux Urgences des HUG. Il est français, réside à Bonneville, à 10 km de La Roche-sur-Foron. Depuis vingt ans, il se rend à Genève en voiture. La durée est variable selon le trafic : de 30 à <text:s/>90 minutes. «Il y a du stress, de la fatigue, un coût élevé en comptant l'essence, le péage autoroutier et le parking des HUG à 250 francs le mois », résume-t-il. Le 15 décembre, Bernard pédalera jusqu'à la gare de Bonneville, montera dans le Léman Express (deux passages par heure) qui le déposera 45 minutes plus tard à la gare de Champel. Là, un accès piéton souterrain pourvu d'un tapis roulant le poussera jusqu'à son lieu de travail. Prix de son abonnement mensuel : 160 euros. «Je vais lire, travailler, dormir dans le train et faire des économies. Je ne pensais pas vivre cela avant ma retraite», lance-t-il. Selon des chiffres fournis par les HUG, 39 % des 11 730 collaborateurs de l'établissement, toutes nationalités confondues, sont domiciliés en France. «S'ils font comme moi, cela fera déjà moins de voitures sur les routes et donc moins de pollution», juge Bernard Mugnier. Par ailleurs, les HUG contribuent actuellement à hauteur de 250 CHF par an pour l'achat d'un abonnement Unireso et de 350 CHF par an pour celui d'un abonnement CFF. Cet effort devrait être poursuivi avec le Léman Pass. </text:p>
      <text:p text:style-name="P2"/>
      <text:p text:style-name="P2"><text:s text:c="4"/>Étrangement la révolution en cours - le plus grand réseau ferroviaire transfrontalier européen, dit-on - n'agite pas encore le bassin genevois. La société Lémanis, filiale commune des CFF et de la SNCF, créée pour promouvoir ce RER et coordonner son exploitation, a étalé du 3 octobre au 21 novembre quatorze séances d'informations publiques, douze à Genève et deux à Annemasse. Son directeur, Mario Werren, s'est déplacé le 12 octobre dans la ville frontalière (35 000 habitants), dans le cadre du salon des transfrontaliers, le rendez-vous <text:s/>annuel fixé à ses adhérents par le Groupement Transfrontalier Européen (GTE) qui défend les intérêts de 30 000 travailleurs frontaliers. On y débat d'emplois en Suisse, de droit du travail, de rédaction de CV, d'assurance maladie, de création d'entreprise etc. Si la salle était pleine à 10h30 (on y disséquait le 2ème Pilier), elle se vida aux trois-quart à 11h30 pour parler du futur RER. Un observateur chuchota : «Chez nous on dit que le Haut-Savoyard est comme ses vaches, il aime bien voir passer les trains et seulement les voir passer.» Réflexes à changer, habitudes à modifier, c'est ce que Mario Werren était venu dire avec des arguments «massue» : chantier du siècle, des trains circulant de 5h à minuit en semaine et 24h sur 24 le week-end, bientôt 200 trains par jour à Annemasse au lieu de 70, un investissement suisse de 1,6 milliard CHF et français de 234 millions d'euros, 460 millions de CHF pour les nouvelles rames (22 Flirt suisses et 17 Regiolis français), 80% des habitants du canton et 86% des emplois à moins de 1,5 km d'une gare, Cornavin-Annemasse en 22 minutes toutes les dix minutes, <text:soft-page-break/>Lausanne-Les Eaux-Vives en 1h11, Bellegarde-Les Eaux-Vives en 47 minutes, Thonon-les-Bains-Genève aéroport en 1h10 etc. Le département des infrastructures a, de son côté, réalisé une série de 29 dépliants explicatifs qui présentent pour chaque secteur du territoire genevois les gares les plus proches du domicile, les fréquences et les temps de parcours. Les Lancéens ont ainsi appris que Bachet se trouverait <text:s/>désormais à 6 minutes des Eaux-Vives et à 10 de la gare Cornavin, et que Pont-Rouge serait à 25 minutes de Versoix et 5 minutes de Champel. </text:p>
      <text:p text:style-name="P2"/>
      <text:p text:style-name="P2"><text:s text:c="4"/>Gros challenge de part et d'autre de la frontière. «Tout est différent entre Suisse et France sauf l'écartement des voies», a ironisé Mario Werren. Chaque pays a ses propres lois qui régissent le travail et celles-ci seront respectées. Si les personnels roulants français se mettent en grève (cela arrive), leurs homologues helvètes ne pallieront pas. «On s'adaptera», commente laconiquement Mario Werren. Les jours fériés différents d'un pays à l'autre augurent quelques prises de tête. Un service réduit d'un côté, pas de l'autre ? «Les gens voyageront avec leur portable, tout sera communiqué sur l'état du réseau», répond le directeur de Lémanis. Qui ajoute, réclamant par avance un peu d'indulgence : « Le réseau zurichois a mis vingt ans pour bien fonctionner.» Il a rappelé que le Léman Express ne serait pas seulement le train des frontaliers mais celui de tous les habitants. «Un Lausannois le soir pourra aller assister à un concert à Château-Rouge à Annemasse et rentrer chez lui en train, idem pour un Thononais qui veut se rendre au Grand Théâtre à Genève.» </text:p>
      <text:p text:style-name="P2"/>
      <text:p text:style-name="P2"><text:s text:c="5"/>Jean-Marie, 47 ans, Suisse de nationalité, travaille dans une institution culturelle en vieille ville de Genève. Il réside en Haute-Savoie à Bons-en-Chablais (25 km de Genève) où il a trouvé à se loger confortablement et à un coût supportable. Pas de voiture mais un vélo qu'il pose dans le train de 6h50 ou 7h20. A Annemasse il l'enfourche et attaque avec entrain la voie verte ouverte aux piétons et cyclistes depuis avril 2018 entre les Eaux-Vives et la France voisine. Le Léman Express, pensait-il, allait le conforter dans sa démarche de mobilité douce : aux heures de pointe, deux Evian-Coppet par heure. Il pourra descendre à Champel puis rallier son poste en bicyclette. «Le souci est que les nouvelles rames ne proposent que trois places pour les vélos à l'avant et à l'arrière. J'ai vu ça dans le train test que j'ai pris. A Bons-en-Chablais, on est une vingtaine à monter avec un vélo», indique-t-il. De plus si en France les deux roues sont admis gratuitement dans les wagons, la Suisse fait payer ce service. «De quoi nous dissuader de pédaler», peste-t-il. Ce litige a été abordé l'autre jour à Annemasse. Réponse de Mario Werren : «Le problème est que les usagers roulent à vélo le matin quand le soleil brille mais s'il pleut à 17h ils dévalent les marches des gares en les portant ce qui est encombrant et puis ils les entassent dans les rames. » Le directeur de Lémanis rappelle que 3 500 places pour les vélos sont à disposition dans les nouvelles gares du Léman Express et que les lieux sont sécurisés. </text:p>
      <text:p text:style-name="P2"/>
      <text:p text:style-name="P2"><text:s text:c="2"/>Une rencontre avec Guillaume Mathelier, le maire d'Ambilly, tout près d'Annemasse, est le prétexte à emprunter la fameuse voie verte. Piste cyclable et cheminement piétonnier de cinq kilomètres calqués sur l'ancien tracé de la micheline <text:soft-page-break/>Annemasse-Eaux-Vives. Le Léman Express, lui, file en sous-sol. Si matin et soir, aux heures de pointe, on s'y bouscule et y rivalisent vélos classiques et électriques, à 14h tout est paisible. Défilent des arrières-quartiers : terrasses d'immeubles, écoles, pavillons, jardinets, terrains de jeux. On y voit des mamans de jour penchés sur des landaus, des aînés pousser des déambulateurs et des joggers dilettantes. Un homme élégamment vêtu, arc-bouté sur une trottinette, qu'on a envie de questionner, s'excuse : «Je plaide dans une demi-heure!» En bout de voie, près du pont sous lequel coule le Foron, il y a la frontière quasi-invisible si ce n'est cette sculpture d'Ute Bauer représentant deux rails et sur laquelle on peut lire en souvenir du 21 septembre 2018, jour de la jonction ferroviaire Suisse-France : «Les rails soudés ci-dessous aujourd'hui feront progresser rencontre et échange entre les deux peuples mobiles.» Et ceci, un brin plus emphatique : «Les habitants des deux pays prendront vite goût à s'enfoncer dans les entrailles de la terre et à ressortir en paysage voisin. » Marathonien émérite, Guillaume Mathelier aime à fouler la voie verte. Il aime davantage la question posée par sa fille de 8 ans quand elle court à ses côtés : « La frontière, elle est où ? » Il confie : «La voie verte a déjà changé des mentalités, on s'y promène, on y lit, on bavarde de part et d'autre. Elle fait comprendre que Genève n'est pas qu'un tiroir-caisse pour frontaliers mais aussi un espace de vie. A plus grande échelle, ce sera aussi la mission du Léman Express.» Optimiste l'édile ? « Oui, même si je mesure les bouleversements à venir. » Ambilly, 6 500 habitants dont 2000 sont des frontaliers français ou suisses. Les revenus des habitants oscillent entre 400 euros et 8000 euros voire beaucoup plus. «Une caissière de la Migros gagne 10 fois plus que quelqu'un au RSA (revenu de solidarité active), le différentiel entre pauvres et riches est énorme», constate Guillaume Mathelier. Tant de disparité n'est pas jamais bon pour une commune. Le maire veille à ce que les tarifs sociaux offrant par exemple un accès pour tous aux cantines scolaires demeurent élevés. A Ambilly, est en train de sortir de terre l'écoquartier de <text:s/>la Zac Etoile. Sur 20 hectares, des bureaux, des hôtels, des commerces et surtout 1200 logements. 30% de logements sociaux, 30 % de logements libres et le reste en accès à la propriété. «Genève a le don d'exporter ses problèmes de logement, nul doute que beaucoup de Suisses vont venir s'installer», prédit le maire. D'autant qu'il sera facile de monter dans un train du Léman Express à la gare d'Annemasse flambant neuve ou de prendre le tout nouveau Tram 17 Lancy-Pont-Rouge-Annemasse. «Le seul tram de Haute-Savoie, la première ligne transfrontalière depuis 60 ans», s'enorgueillit Guillaume Mathelier. </text:p>
      <text:p text:style-name="P2"/>
      <text:p text:style-name="P2"><text:s text:c="4"/>Une mutation urbaine est en cours autour des nouvelles gares du Léman Express. A Chêne-Bourg, la Tour Opale (19 étages) pousse dans ce qui fut une friche industrielle et 400 logements sont annoncés. Aux Eaux-Vives, une ville dans la ville naît : <text:s/>Nouvelle Comédie, commerces, crèche, piscine, terrains de sport et là aussi 400 logements. Au Bachet de Pesay, 650 nouveaux logements sont prévus. Autant à Lancy-Pont-Rouge caractérisés par un aspect minéral et rude qui ne plaît pas à tout le monde. Dont Maya Stalder, directrice de crèche à la retraite, qui a décidé de plier bagages, effrayée par l'acronyme PAV (Praille-Acacias-Vernets) et les colosses de béton qui déjà pointent leur bout de gratte-ciel. «Le quartier est en train de devenir moche comme la mort, rien à voir avec mon enfance ici», regrette-t-elle. Route des <text:soft-page-break/>Acacias, sa maison achetée 18 000 CHF par son père en 1938 (superficie de 708 m2, jardin compris) a toujours fait des (riches) envieux. Depuis 1957, la famille a reçu des menaces d'expropriation mais a tenu bon. De mirifiques offres d'achat aussi, toutes rejetées. Maya a cultivé son jardin, y a façonné puis posé sur la terrasse quatre personnages baptisés Le Jardinier, Mme Jacquacacias, Mr le Comte de Ternier et la Gamine. Quatre turlupins inspirés d'une coutume villageoise pyrénéenne «pour interpeller le passant et amorcer le bavardage.» Aux Acacias, le quatuor en carton pâte était chaque jour photographié par les cadres de Rolex et des touristes japonais. Maya a vendu son chalet de ville «à une grosse société bancaire et à un très très bon prix ». Avec la certitude qu'il ne sera pas rasé «car on a réussi à la classer avec les ruelles et les pavillons autour.» Il parait que pour l'heure c'est le domestique de la famille du banquier qui occupe le pavillon. Maya vit désormais du côté de Saint-Georges au Petit Lancy, en immeuble résidentiel avec terrasse. «Je devais m'éloigner. Les trains c'est bien mais ça détruit le paysage autour», dit-elle. Le quatuor, quant à lui, a trouvé abri sous le tunnel à cultures d'une maraîchère genevoise. </text:p>
      <text:p text:style-name="P2"/>
      <text:p text:style-name="P2"><text:s text:c="5"/>Un peu de nostalgie encore avec les deux Robert. Robert Borrel, ancien maire d'Annemasse, et Robert Cramer, ancien conseiller d’État vert genevois, désignés comme les deux pères du CEVA (avant que celui-ci ne soit renommé Léman Express). Rendez-vous au bien nommé café des Voyageurs, aux Eaux-Vives, face à la gare encore en chantier. Retrouvailles, embrassades, un verre d'eau gazeuse pour l'un, un Chasselas pour l'autre. Ces deux-là sont les bâtisseurs du Grand Genève. A la fin des années nonante, le Français et le Suisse s'en allaient battre la campagne pour dire au peuple que l'ouverture valait mieux que le repli. Robert Cramer se souvient : «J'avais ma voiture officielle. Devant les mairies des villages français, tout le conseil municipal attendait sur le perron. Ils n'avaient jamais vu un ministre genevois se déplacer ainsi. Je disais à mon chauffeur : descends et ouvre-moi la portière. Il fallait impressionner. C'est ainsi que nous avons amadoué et mobilisé les élus.» 1996 : projet de traversée routière de la rade refusé par les électeurs. 1998 : projet de métro léger retoqué. 2002 : adoption enfin du projet de loi ouvrant un crédit de 400 millions de CHF pour le financement de la part cantonale du CEVA. Il y aura des oppositions tant du côté suisse (riverains de Champel, partis politiques comme le très anti-frontalier MCG) qu'en France. Robert Borrel explique : «Il ne fallait surtout pas attendre un soutien d'Annecy qui a toujours accusé Genève de siphonner la main d’œuvre française. Bernard Accoyer (maire d'Annecy-le-Vieux et ancien président de l'Assemblée générale) a toujours intrigué contre le CEVA.» Aujourd'hui, les Robert se réjouissent «même si le Léman Express va plutôt endiguer le surplus des automobiles que résoudre les problèmes intrinsèques de transport.» «Mais c'est une énorme étape de franchie dans la construction du Grand Genève», jugent-ils. Tous deux insistent sur le fait que la Haute-Savoie devra moderniser son réseau ferroviaire afin que les pleines capacités du Léman Express s'y expriment. Le 30 septembre dernier, <text:span text:style-name="T4">le Temps</text:span> publiait un reportage dans lequel il ressortait que bon nombre de frontaliers d'Annecy ne monteraient pas dans le Léman Express en raison d'un temps de parcours jugé trop long (1h30 contre la moitié en voiture). Autres griefs : le manque de parkings P+R. Pour le moment, le Genevois français recense 24 parkings relais qui offrent 3100 <text:soft-page-break/>places. D'ici 2023, 6000 places pourraient être ajoutées. «Mais c'est maintenant qu'il faut apprendre à poser sa voiture, pas dans deux ou trois ans», insiste Robert Borrel.</text:p>
      <text:p text:style-name="P2"/>
      <text:p text:style-name="P2"><text:s text:c="4"/>En suspens aussi, le sort réservé à la fameuse et légendaire ligne dite du Tonkin, entre Evian et Saint-Gingolph. Les 17 km de rails sont désaffectés depuis 20 ans. «C'est le maillon manquant. Leur réhabilitation assurerait une continuité ferroviaire autour du lac Léman et limiterait le nombre de voitures entre Evian et le Valais, il y en a plus de 10 000 par jour», interpelle Benoît Grandcollot, le président de l'association RER Sud-Léman. Berne serait prête à mettre la main au porte-monnaie, la région Auvergne-Rhône-Alpes aussi, <text:span text:style-name="T3">croit-on savoir à Saint-Gingolph. Mais on reste très prudent car dans le même temps la présidence du Conseil départemental de Haute-Savoie s'est prononcée en faveur du projet de liaison autoroutière entre Thonon et Machilly, qui vise à désenclaver le Chablais français et faciliter l'accès des frontaliers à Genève. «Un très mauvais signal», s'emportent les défenseurs de l'environnement. Une incitation surtout à prendre sa voiture tandis que le Léman Express passera, regardé par les vaches haut-savoyardes ébaudies.</text:span></text:p>
      <text:p text:style-name="P3"/>
      <text:p text:style-name="P3"/>
      <text:p text:style-name="P3"/>
      <text:p text:style-name="P3"/>
      <text:p text:style-name="P3"/>
      <text:p text:style-name="P3"><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egoe UI Web (West European)', 'Segoe UI', apple-system, system-ui, Roboto, 'Helvetica Neue',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H"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Lecomte</meta:initial-creator>
    <meta:creation-date>2019-10-15T10:20:29.65</meta:creation-date>
    <dc:date>2019-10-21T09:16:10.008379945</dc:date>
    <meta:editing-duration>P1DT1H7M53S</meta:editing-duration>
    <meta:editing-cycles>129</meta:editing-cycles>
    <meta:generator>LibreOffice/5.2.7.2$MacOSX_X86_64 LibreOffice_project/2b7f1e640c46ceb28adf43ee075a6e8b8439ed10</meta:generator>
    <meta:document-statistic meta:table-count="0" meta:image-count="0" meta:object-count="0" meta:page-count="7" meta:paragraph-count="21" meta:word-count="3614" meta:character-count="21678" meta:non-whitespace-character-count="17966"/>
  </office:meta>
</office:document-meta>
</file>